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6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HTML&amp;CSS概要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HTMLの基本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HTMLタグ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IDとクラ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CSSの基本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CSSプロパティ(基本編)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CSSプロパティ(レイアウト編)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displayとposition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フレックスボック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CSSグリッド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レスポンシブページ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疑似クラ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疑似要素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7-17T21:09:16.993000000</dc:date>
    <meta:editing-duration>PT2H6M4S</meta:editing-duration>
    <meta:editing-cycles>9</meta:editing-cycles>
    <meta:generator>LibreOffice/7.3.4.2$Windows_X86_64 LibreOffice_project/728fec16bd5f605073805c3c9e7c4212a0120dc5</meta:generator>
    <meta:document-statistic meta:table-count="1" meta:cell-count="70" meta:object-count="0"/>
  </office:meta>
</office:document-meta>
</file>